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6" table:default-cell-style-name="Default"/>
        <table:table-row table:style-name="ro3">
          <table:table-cell office:value-type="string">
            <text:p>task</text:p>
          </table:table-cell>
          <table:table-cell office:value-type="string">
            <text:p>num_series</text:p>
          </table:table-cell>
          <table:table-cell office:value-type="string">
            <text:p>elapsed</text:p>
          </table:table-cell>
          <table:table-cell office:value-type="string">
            <text:p>replications</text:p>
          </table:table-cell>
          <table:table-cell office:value-type="string">
            <text:p>relative</text:p>
          </table:table-cell>
          <table:table-cell office:value-type="string">
            <text:p>user.self</text:p>
          </table:table-cell>
          <table:table-cell office:value-type="string">
            <text:p>sys.self</text:p>
          </table:table-cell>
        </table:table-row>
        <table:table-row table:style-name="ro2">
          <table:table-cell office:value-type="string">
            <text:p>forecast</text:p>
          </table:table-cell>
          <table:table-cell office:value-type="float" office:value="10">
            <text:p>10</text:p>
          </table:table-cell>
          <table:table-cell table:style-name="ce2" office:value-type="float" office:value="0">
            <text:p>0.0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00</text:p>
          </table:table-cell>
          <table:table-cell office:value-type="string">
            <text:p><text:s text:c="4"/>0.00</text:p>
          </table:table-cell>
        </table:table-row>
        <table:table-row table:style-name="ro2">
          <table:table-cell office:value-type="string">
            <text:p>forecast</text:p>
          </table:table-cell>
          <table:table-cell office:value-type="float" office:value="15">
            <text:p>15</text:p>
          </table:table-cell>
          <table:table-cell table:style-name="ce2" office:value-type="float" office:value="0">
            <text:p>0.0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00</text:p>
          </table:table-cell>
          <table:table-cell office:value-type="string">
            <text:p><text:s text:c="4"/>0.00</text:p>
          </table:table-cell>
        </table:table-row>
        <table:table-row table:style-name="ro2">
          <table:table-cell office:value-type="string">
            <text:p>forecast</text:p>
          </table:table-cell>
          <table:table-cell office:value-type="float" office:value="20">
            <text:p>20</text:p>
          </table:table-cell>
          <table:table-cell table:style-name="ce2" office:value-type="float" office:value="0">
            <text:p>0.0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00</text:p>
          </table:table-cell>
          <table:table-cell office:value-type="string">
            <text:p><text:s text:c="4"/>0.00</text:p>
          </table:table-cell>
        </table:table-row>
        <table:table-row table:style-name="ro2">
          <table:table-cell table:style-name="Default" office:value-type="string">
            <text:p>forecast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00</text:p>
          </table:table-cell>
          <table:table-cell office:value-type="string">
            <text:p><text:s text:c="4"/>0.00</text:p>
            <draw:frame table:end-cell-address="Sheet1.S59" table:end-x="2.011cm" table:end-y="0.015cm" draw:z-index="0" draw:style-name="gr1" draw:text-style-name="P1" svg:width="27.543cm" svg:height="24.286cm" svg:x="1.566cm" svg:y="0.194cm">
              <draw:object draw:notify-on-update-of-ranges="Sheet1.C11:Sheet1.C13 Sheet1.B2:Sheet1.B5 Sheet1.A2:Sheet1.A2 Sheet1.C2:Sheet1.C5 Sheet1.B6:Sheet1.B9 Sheet1.A8:Sheet1.A8 Sheet1.C6:Sheet1.C9 Sheet1.B10:Sheet1.B13 Sheet1.A11:Sheet1.A11 Sheet1.C10:Sheet1.C13 Sheet1.B14:Sheet1.B17 Sheet1.A14:Sheet1.A14 Sheet1.C14:Sheet1.C17 Sheet1.A18:Sheet1.A18 Sheet1.C18:Sheet1.C21 Sheet1.B18:Sheet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>
            <text:p>hyperparameter_search</text:p>
          </table:table-cell>
          <table:table-cell office:value-type="float" office:value="10">
            <text:p>10</text:p>
          </table:table-cell>
          <table:table-cell table:style-name="ce2" office:value-type="float" office:value="197.5">
            <text:p>197.5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3"/>191.87</text:p>
          </table:table-cell>
          <table:table-cell office:value-type="string">
            <text:p><text:s text:c="4"/>8.84</text:p>
          </table:table-cell>
        </table:table-row>
        <table:table-row table:style-name="ro3">
          <table:table-cell office:value-type="string">
            <text:p>hyperparameter_search</text:p>
          </table:table-cell>
          <table:table-cell office:value-type="float" office:value="15">
            <text:p>15</text:p>
          </table:table-cell>
          <table:table-cell table:style-name="ce2" office:value-type="float" office:value="895.68">
            <text:p>895.7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3"/>866.58</text:p>
          </table:table-cell>
          <table:table-cell office:value-type="string">
            <text:p><text:s text:c="3"/>14.64</text:p>
          </table:table-cell>
        </table:table-row>
        <table:table-row table:style-name="ro3">
          <table:table-cell office:value-type="string">
            <text:p>hyperparameter_search</text:p>
          </table:table-cell>
          <table:table-cell office:value-type="float" office:value="20">
            <text:p>20</text:p>
          </table:table-cell>
          <table:table-cell table:style-name="ce2" office:value-type="float" office:value="679.47">
            <text:p>679.5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3"/>653.00</text:p>
          </table:table-cell>
          <table:table-cell office:value-type="string">
            <text:p><text:s text:c="3"/>14.62</text:p>
          </table:table-cell>
        </table:table-row>
        <table:table-row table:style-name="ro3">
          <table:table-cell table:style-name="Default" office:value-type="string">
            <text:p>hyperparameter_search</text:p>
          </table:table-cell>
          <table:table-cell office:value-type="float" office:value="30">
            <text:p>30</text:p>
          </table:table-cell>
          <table:table-cell office:value-type="float" office:value="985.81">
            <text:p>985.81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3"/>967.44</text:p>
          </table:table-cell>
          <table:table-cell office:value-type="string">
            <text:p><text:s text:c="3"/>14.28</text:p>
          </table:table-cell>
        </table:table-row>
        <table:table-row table:style-name="ro2">
          <table:table-cell office:value-type="string">
            <text:p>test_forecasts_features</text:p>
          </table:table-cell>
          <table:table-cell office:value-type="float" office:value="10">
            <text:p>10</text:p>
          </table:table-cell>
          <table:table-cell table:style-name="ce2" office:value-type="float" office:value="93.12">
            <text:p>93.1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09</text:p>
          </table:table-cell>
          <table:table-cell office:value-type="string">
            <text:p><text:s text:c="4"/>0.26</text:p>
          </table:table-cell>
        </table:table-row>
        <table:table-row table:style-name="ro2">
          <table:table-cell office:value-type="string">
            <text:p>test_forecasts_features</text:p>
          </table:table-cell>
          <table:table-cell office:value-type="float" office:value="15">
            <text:p>15</text:p>
          </table:table-cell>
          <table:table-cell table:style-name="ce2" office:value-type="float" office:value="63.37">
            <text:p>63.4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13</text:p>
          </table:table-cell>
          <table:table-cell office:value-type="string">
            <text:p><text:s text:c="4"/>0.42</text:p>
          </table:table-cell>
        </table:table-row>
        <table:table-row table:style-name="ro2">
          <table:table-cell office:value-type="string">
            <text:p>test_forecasts_features</text:p>
          </table:table-cell>
          <table:table-cell office:value-type="float" office:value="20">
            <text:p>20</text:p>
          </table:table-cell>
          <table:table-cell table:style-name="ce2" office:value-type="float" office:value="93.03">
            <text:p>93.0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13</text:p>
          </table:table-cell>
          <table:table-cell office:value-type="string">
            <text:p><text:s text:c="4"/>0.20</text:p>
          </table:table-cell>
        </table:table-row>
        <table:table-row table:style-name="ro2">
          <table:table-cell table:style-name="Default" office:value-type="string">
            <text:p>test_forecasts_features</text:p>
          </table:table-cell>
          <table:table-cell office:value-type="float" office:value="30">
            <text:p>30</text:p>
          </table:table-cell>
          <table:table-cell office:value-type="float" office:value="138.58">
            <text:p>138.58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11</text:p>
          </table:table-cell>
          <table:table-cell office:value-type="string">
            <text:p><text:s text:c="4"/>0.07</text:p>
          </table:table-cell>
        </table:table-row>
        <table:table-row table:style-name="ro2">
          <table:table-cell office:value-type="string">
            <text:p>train_forecasts_features</text:p>
          </table:table-cell>
          <table:table-cell office:value-type="float" office:value="10">
            <text:p>10</text:p>
          </table:table-cell>
          <table:table-cell table:style-name="ce2" office:value-type="float" office:value="27.8">
            <text:p>27.8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14</text:p>
          </table:table-cell>
          <table:table-cell office:value-type="string">
            <text:p><text:s text:c="4"/>0.08</text:p>
          </table:table-cell>
        </table:table-row>
        <table:table-row table:style-name="ro2">
          <table:table-cell office:value-type="string">
            <text:p>train_forecasts_features</text:p>
          </table:table-cell>
          <table:table-cell office:value-type="float" office:value="15">
            <text:p>15</text:p>
          </table:table-cell>
          <table:table-cell table:style-name="ce2" office:value-type="float" office:value="277.65">
            <text:p>277.7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13</text:p>
          </table:table-cell>
          <table:table-cell office:value-type="string">
            <text:p><text:s text:c="4"/>0.68</text:p>
          </table:table-cell>
        </table:table-row>
        <table:table-row table:style-name="ro2">
          <table:table-cell office:value-type="string">
            <text:p>train_forecasts_features</text:p>
          </table:table-cell>
          <table:table-cell office:value-type="float" office:value="20">
            <text:p>20</text:p>
          </table:table-cell>
          <table:table-cell table:style-name="ce2" office:value-type="float" office:value="287.3">
            <text:p>287.3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28</text:p>
          </table:table-cell>
          <table:table-cell office:value-type="string">
            <text:p><text:s text:c="4"/>1.50</text:p>
          </table:table-cell>
        </table:table-row>
        <table:table-row table:style-name="ro2">
          <table:table-cell table:style-name="Default" office:value-type="string">
            <text:p>train_forecasts_features</text:p>
          </table:table-cell>
          <table:table-cell office:value-type="float" office:value="30">
            <text:p>30</text:p>
          </table:table-cell>
          <table:table-cell office:value-type="float" office:value="469.58">
            <text:p>469.58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37</text:p>
          </table:table-cell>
          <table:table-cell office:value-type="string">
            <text:p><text:s text:c="4"/>2.13</text:p>
          </table:table-cell>
        </table:table-row>
        <table:table-row table:style-name="ro2">
          <table:table-cell office:value-type="string">
            <text:p>train_model</text:p>
          </table:table-cell>
          <table:table-cell office:value-type="float" office:value="10">
            <text:p>10</text:p>
          </table:table-cell>
          <table:table-cell table:style-name="ce2" office:value-type="float" office:value="0.42">
            <text:p>0.4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28</text:p>
          </table:table-cell>
          <table:table-cell office:value-type="string">
            <text:p><text:s text:c="4"/>0.32</text:p>
          </table:table-cell>
        </table:table-row>
        <table:table-row table:style-name="ro2">
          <table:table-cell office:value-type="string">
            <text:p>train_model</text:p>
          </table:table-cell>
          <table:table-cell office:value-type="float" office:value="15">
            <text:p>15</text:p>
          </table:table-cell>
          <table:table-cell table:style-name="ce2" office:value-type="float" office:value="0.52">
            <text:p>0.5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41</text:p>
          </table:table-cell>
          <table:table-cell office:value-type="string">
            <text:p><text:s text:c="4"/>0.26</text:p>
          </table:table-cell>
        </table:table-row>
        <table:table-row table:style-name="ro2">
          <table:table-cell office:value-type="string">
            <text:p>train_model</text:p>
          </table:table-cell>
          <table:table-cell office:value-type="float" office:value="20">
            <text:p>20</text:p>
          </table:table-cell>
          <table:table-cell table:style-name="ce2" office:value-type="float" office:value="0.5">
            <text:p>0.5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31</text:p>
          </table:table-cell>
          <table:table-cell office:value-type="string">
            <text:p><text:s text:c="4"/>0.33</text:p>
          </table:table-cell>
        </table:table-row>
        <table:table-row table:style-name="ro2">
          <table:table-cell table:style-name="Default" office:value-type="string">
            <text:p>train_model</text:p>
          </table:table-cell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string">
            <text:p><text:s text:c="11"/>1</text:p>
          </table:table-cell>
          <table:table-cell office:value-type="string">
            <text:p><text:s text:c="6"/>NA</text:p>
          </table:table-cell>
          <table:table-cell office:value-type="string">
            <text:p><text:s text:c="5"/>0.28</text:p>
          </table:table-cell>
          <table:table-cell office:value-type="string">
            <text:p><text:s text:c="4"/>0.29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G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24/08/2018</text:date>, <text:time>16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49:46.15</meta:creation-date>
    <dc:date>2018-08-24T16:03:33.85</dc:date>
    <meta:editing-duration>PT27M9S</meta:editing-duration>
    <meta:editing-cycles>2</meta:editing-cycles>
    <meta:generator>OpenOffice/4.1.5$Win32 OpenOffice.org_project/415m1$Build-9789</meta:generator>
    <meta:document-statistic meta:table-count="3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06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 style:data-style-name="N106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106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svg:stroke-color="#7e0021"/>
    </style:style>
    <style:style style:name="ch17" style:family="chart" style:data-style-name="N106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544cm" svg:height="24.287cm" xlink:href=".." xlink:type="simple" chart:class="chart:scatter" chart:style-name="ch1">
        <chart:legend chart:legend-position="end" svg:x="21.305cm" svg:y="9.735cm" style:legend-expansion="high" chart:style-name="ch2"/>
        <chart:plot-area chart:style-name="ch3" table:cell-range-address="Sheet1.C10:Sheet1.C21 Sheet1.B2:Sheet1.C5 Sheet1.A2:Sheet1.A2 Sheet1.A8:Sheet1.A8 Sheet1.C6:Sheet1.C9 Sheet1.A11:Sheet1.A11 Sheet1.A14:Sheet1.A14 Sheet1.A18:Sheet1.A18" chart:data-source-has-labels="both" svg:x="1.588cm" svg:y="2.075cm" svg:width="18.617cm" svg:height="20.719cm">
          <chartooo:coordinate-region svg:x="2.871cm" svg:y="2.287cm" svg:width="17.147cm" svg:height="19.834cm"/>
          <chart:axis chart:dimension="x" chart:name="primary-x" chart:style-name="ch4" chartooo:axis-type="auto">
            <chart:title svg:x="9.556cm" svg:y="23.28cm" chart:style-name="ch5">
              <text:p>Number of Series</text:p>
            </chart:title>
            <chart:categories table:cell-range-address="Sheet1.C11:Sheet1.C13"/>
          </chart:axis>
          <chart:axis chart:dimension="y" chart:name="primary-y" chart:style-name="ch6">
            <chart:title svg:x="0.451cm" svg:y="13.748cm" chart:style-name="ch7">
              <text:p>Time Elapsed (s)</text:p>
            </chart:title>
            <chart:grid chart:style-name="ch8" chart:class="major"/>
          </chart:axis>
          <chart:series chart:style-name="ch9" chart:values-cell-range-address="Sheet1.C2:Sheet1.C5" chart:label-cell-address="Sheet1.A2:Sheet1.A2" chart:class="chart:scatter">
            <chart:domain table:cell-range-address="Sheet1.B2:Sheet1.B5"/>
            <chart:regression-curve chart:style-name="ch10">
              <chart:equation chart:display-r-square="true" svg:x="20.975cm" svg:y="19.715cm"/>
            </chart:regression-curve>
            <chart:data-point chart:repeated="4"/>
          </chart:series>
          <chart:series chart:style-name="ch11" chart:values-cell-range-address="Sheet1.C6:Sheet1.C9" chart:label-cell-address="Sheet1.A8:Sheet1.A8" chart:class="chart:scatter">
            <chart:domain table:cell-range-address="Sheet1.B6:Sheet1.B9"/>
            <chart:regression-curve chart:style-name="ch12">
              <chart:equation chart:display-r-square="true" svg:x="7.81cm" svg:y="7.828cm"/>
            </chart:regression-curve>
            <chart:data-point chart:repeated="4"/>
          </chart:series>
          <chart:series chart:style-name="ch13" chart:values-cell-range-address="Sheet1.C10:Sheet1.C13" chart:label-cell-address="Sheet1.A11:Sheet1.A11" chart:class="chart:scatter">
            <chart:domain table:cell-range-address="Sheet1.B10:Sheet1.B13"/>
            <chart:regression-curve chart:style-name="ch14">
              <chart:equation chart:display-r-square="true" svg:x="13.902cm" svg:y="18.462cm"/>
            </chart:regression-curve>
            <chart:data-point chart:repeated="4"/>
          </chart:series>
          <chart:series chart:style-name="ch15" chart:values-cell-range-address="Sheet1.C14:Sheet1.C17" chart:label-cell-address="Sheet1.A14:Sheet1.A14" chart:class="chart:scatter">
            <chart:domain table:cell-range-address="Sheet1.B14:Sheet1.B17"/>
            <chart:regression-curve chart:style-name="ch16">
              <chart:equation chart:display-r-square="true" svg:x="13.794cm" svg:y="15.034cm"/>
            </chart:regression-curve>
            <chart:data-point chart:repeated="4"/>
          </chart:series>
          <chart:series chart:style-name="ch17" chart:values-cell-range-address="Sheet1.C18:Sheet1.C21" chart:label-cell-address="Sheet1.A18:Sheet1.A18" chart:class="chart:scatter">
            <chart:domain table:cell-range-address="Sheet1.B18:Sheet1.B21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ecast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yperparameter_search</text:p>
                <draw:g>
                  <svg:desc>Sheet1.A8:Sheet1.A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est_forecasts_features</text:p>
                <draw:g>
                  <svg:desc>Sheet1.A11:Sheet1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ain_forecasts_features</text:p>
                <draw:g>
                  <svg:desc>Sheet1.A14:Sheet1.A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ain_model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float" office:value="63.37">
                <text:p>60</text:p>
                <draw:g>
                  <svg:desc>Sheet1.C11:Sheet1.C13</svg:desc>
                </draw:g>
              </table:table-cell>
              <table:table-cell office:value-type="float" office:value="10">
                <text:p>10</text:p>
                <draw:g>
                  <svg:desc>Sheet1.B2:Sheet1.B5</svg:desc>
                </draw:g>
              </table:table-cell>
              <table:table-cell office:value-type="float" office:value="0">
                <text:p>0</text:p>
                <draw:g>
                  <svg:desc>Sheet1.C2:Sheet1.C5</svg:desc>
                </draw:g>
              </table:table-cell>
              <table:table-cell office:value-type="float" office:value="10">
                <text:p>10</text:p>
                <draw:g>
                  <svg:desc>Sheet1.B6:Sheet1.B9</svg:desc>
                </draw:g>
              </table:table-cell>
              <table:table-cell office:value-type="float" office:value="197.5">
                <text:p>197.5</text:p>
                <draw:g>
                  <svg:desc>Sheet1.C6:Sheet1.C9</svg:desc>
                </draw:g>
              </table:table-cell>
              <table:table-cell office:value-type="float" office:value="10">
                <text:p>10</text:p>
                <draw:g>
                  <svg:desc>Sheet1.B10:Sheet1.B13</svg:desc>
                </draw:g>
              </table:table-cell>
              <table:table-cell office:value-type="float" office:value="93.12">
                <text:p>93.12</text:p>
                <draw:g>
                  <svg:desc>Sheet1.C10:Sheet1.C13</svg:desc>
                </draw:g>
              </table:table-cell>
              <table:table-cell office:value-type="float" office:value="10">
                <text:p>10</text:p>
                <draw:g>
                  <svg:desc>Sheet1.B14:Sheet1.B17</svg:desc>
                </draw:g>
              </table:table-cell>
              <table:table-cell office:value-type="float" office:value="27.8">
                <text:p>27.8</text:p>
                <draw:g>
                  <svg:desc>Sheet1.C14:Sheet1.C17</svg:desc>
                </draw:g>
              </table:table-cell>
              <table:table-cell office:value-type="float" office:value="10">
                <text:p>10</text:p>
                <draw:g>
                  <svg:desc>Sheet1.B18:Sheet1.B21</svg:desc>
                </draw:g>
              </table:table-cell>
              <table:table-cell office:value-type="float" office:value="0.42">
                <text:p>0.42</text:p>
                <draw:g>
                  <svg:desc>Sheet1.C18:Sheet1.C21</svg:desc>
                </draw:g>
              </table:table-cell>
            </table:table-row>
            <table:table-row>
              <table:table-cell office:value-type="float" office:value="93.03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95.68">
                <text:p>895.68</text:p>
              </table:table-cell>
              <table:table-cell office:value-type="float" office:value="15">
                <text:p>15</text:p>
              </table:table-cell>
              <table:table-cell office:value-type="float" office:value="63.37">
                <text:p>63.37</text:p>
              </table:table-cell>
              <table:table-cell office:value-type="float" office:value="15">
                <text:p>15</text:p>
              </table:table-cell>
              <table:table-cell office:value-type="float" office:value="277.65">
                <text:p>277.65</text:p>
              </table:table-cell>
              <table:table-cell office:value-type="float" office:value="15">
                <text:p>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38.58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79.47">
                <text:p>679.47</text:p>
              </table:table-cell>
              <table:table-cell office:value-type="float" office:value="20">
                <text:p>20</text:p>
              </table:table-cell>
              <table:table-cell office:value-type="float" office:value="93.03">
                <text:p>93.03</text:p>
              </table:table-cell>
              <table:table-cell office:value-type="float" office:value="20">
                <text:p>20</text:p>
              </table:table-cell>
              <table:table-cell office:value-type="float" office:value="287.3">
                <text:p>287.3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85.81">
                <text:p>985.81</text:p>
              </table:table-cell>
              <table:table-cell office:value-type="float" office:value="30">
                <text:p>30</text:p>
              </table:table-cell>
              <table:table-cell office:value-type="float" office:value="138.58">
                <text:p>138.58</text:p>
              </table:table-cell>
              <table:table-cell office:value-type="float" office:value="30">
                <text:p>30</text:p>
              </table:table-cell>
              <table:table-cell office:value-type="float" office:value="469.58">
                <text:p>469.58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